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s://simple.wikipedia.org/w/index.php?title=Manali_New_Town&amp;action=edit&amp;redlink=1" xlink:type="simple">Manali new town</text:a></text:p>
          </table:table-cell>
        </table:table-row>
        <table:table-row table:style-name="ro2">
          <table:table-cell office:value-type="string" calcext:value-type="string">
            <text:p>Kodungaiyur East</text:p>
          </table:table-cell>
        </table:table-row>
        <table:table-row table:style-name="ro2">
          <table:table-cell office:value-type="string" calcext:value-type="string">
            <text:p><text:a xlink:href="https://simple.wikipedia.org/w/index.php?title=Kodungaiyur&amp;action=edit&amp;redlink=1" xlink:type="simple">Kodungaiyur</text:a> West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dhavaram&amp;action=edit&amp;redlink=1" xlink:type="simple">Madhava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dhavaram_Milk_Colony&amp;action=edit&amp;redlink=1" xlink:type="simple">Madhavaram Milk Colony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thur_MMDA&amp;action=edit&amp;redlink=1" xlink:type="simple">Mathur MMDA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uzhal&amp;action=edit&amp;redlink=1" xlink:type="simple">Puzhal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oolakadai&amp;action=edit&amp;redlink=1" xlink:type="simple">Moolakad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lathur,_Chennai&amp;action=edit&amp;redlink=1" xlink:type="simple">Kolath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rry%27s_Corner&amp;action=edit&amp;redlink=1" xlink:type="simple">Parry's Corne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iki/Royapuram" xlink:type="simple">Royapu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Villivakkam&amp;action=edit&amp;redlink=1" xlink:type="simple">Villiv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erambur&amp;action=edit&amp;redlink=1" xlink:type="simple">Peramb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rukkupet&amp;action=edit&amp;redlink=1" xlink:type="simple">Korukku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iruvottiyur&amp;action=edit&amp;redlink=1" xlink:type="simple">Tiruvottiy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Vyasarpadi&amp;action=edit&amp;redlink=1" xlink:type="simple">Vyasarpad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nali,_Tamil_Nadu&amp;action=edit&amp;redlink=1" xlink:type="simple">Manal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ondiarpet&amp;action=edit&amp;redlink=1" xlink:type="simple">Tondiar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Vallalar_Nagar&amp;action=edit&amp;redlink=1" xlink:type="simple">Vallalar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Ennore&amp;action=edit&amp;redlink=1" xlink:type="simple">Ennore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Old_Washermenpet&amp;action=edit&amp;redlink=1" xlink:type="simple">Old Washermen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vangarai&amp;action=edit&amp;redlink=1" xlink:type="simple">Kavangar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New_Washermenpet&amp;action=edit&amp;redlink=1" xlink:type="simple">New Washermen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rukkupet&amp;action=edit&amp;redlink=1" xlink:type="simple">Korukku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nnadi&amp;action=edit&amp;redlink=1" xlink:type="simple">Mannad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George_Town,_Chennai&amp;action=edit&amp;redlink=1" xlink:type="simple">George Town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even_Wells&amp;action=edit&amp;redlink=1" xlink:type="simple">Seven Wells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Basin_Bridge&amp;action=edit&amp;redlink=1" xlink:type="simple">Basin Bridge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owcarpet&amp;action=edit&amp;redlink=1" xlink:type="simple">Sowcar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rk_Town,_Chennai&amp;action=edit&amp;redlink=1" xlink:type="simple">Park Town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eriametu&amp;action=edit&amp;redlink=1" xlink:type="simple">Periamet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Choolai&amp;action=edit&amp;redlink=1" xlink:type="simple">Chool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Veppery&amp;action=edit&amp;redlink=1" xlink:type="simple">Veppery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ttalam,_Chennai&amp;action=edit&amp;redlink=1" xlink:type="simple">Pattal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ulinanthope&amp;action=edit&amp;redlink=1" xlink:type="simple">Pulinanthope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.K.B_Nagar&amp;action=edit&amp;redlink=1" xlink:type="simple">M.K.B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harma_Nagar&amp;action=edit&amp;redlink=1" xlink:type="simple">Sharma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elavoyal&amp;action=edit&amp;redlink=1" xlink:type="simple">Selavoyal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Edapalayam&amp;action=edit&amp;redlink=1" xlink:type="simple">Edapalay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njambakkam&amp;action=edit&amp;redlink=1" xlink:type="simple">MAnj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onniammanmedu&amp;action=edit&amp;redlink=1" xlink:type="simple">Ponniammanmed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embiam&amp;action=edit&amp;redlink=1" xlink:type="simple">Sembi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._Vi._Ka_Nagar&amp;action=edit&amp;redlink=1" xlink:type="simple">T.V.K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ICF_Colony&amp;action=edit&amp;redlink=1" xlink:type="simple">ICF Colony north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Central,_Chennai&amp;action=edit&amp;redlink=1" xlink:type="simple">Central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di,_Chennai&amp;action=edit&amp;redlink=1" xlink:type="simple">Pad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rattur&amp;action=edit&amp;redlink=1" xlink:type="simple">Koratt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Lakshmi_puram&amp;action=edit&amp;redlink=1" xlink:type="simple">Lakshmi pu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mbattur_north&amp;action=edit&amp;redlink=1" xlink:type="simple">Ambattur north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Oragadam&amp;action=edit&amp;redlink=1" xlink:type="simple">Oragad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yapakkam&amp;action=edit&amp;redlink=1" xlink:type="simple">Aya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ttravakkam&amp;action=edit&amp;redlink=1" xlink:type="simple">Pattrav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mullaivoyal_north&amp;action=edit&amp;redlink=1" xlink:type="simple">Thirumullaivoyal north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vadi_north&amp;action=edit&amp;redlink=1" xlink:type="simple">Avadi north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Red_Hills,_Chennai&amp;action=edit&amp;redlink=1" xlink:type="simple">Redhills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jax,_Chennai&amp;action=edit&amp;redlink=1" xlink:type="simple">Ajax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thivakkam&amp;action=edit&amp;redlink=1" xlink:type="simple">Kathiv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Ernavur&amp;action=edit&amp;redlink=1" xlink:type="simple">Ernav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WIMCO&amp;action=edit&amp;redlink=1" xlink:type="simple">WIMCO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athangadu&amp;action=edit&amp;redlink=1" xlink:type="simple">Sathangad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Rajakadai&amp;action=edit&amp;redlink=1" xlink:type="simple">Rajakad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dambakkam&amp;action=edit&amp;redlink=1" xlink:type="simple">Kad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thirvedu&amp;action=edit&amp;redlink=1" xlink:type="simple">Kathirved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oolakothiram&amp;action=edit&amp;redlink=1" xlink:type="simple">Moolakothi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Erukanchery&amp;action=edit&amp;redlink=1" xlink:type="simple">Erukanchery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Broadway,_Chennai&amp;action=edit&amp;redlink=1" xlink:type="simple">Broadway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Jamalia&amp;action=edit&amp;redlink=1" xlink:type="simple">Jamalia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llikuppam&amp;action=edit&amp;redlink=1" xlink:type="simple">Kallikupp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ttabiram&amp;action=edit&amp;redlink=1" xlink:type="simple">Pattabi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sapet&amp;action=edit&amp;redlink=1" xlink:type="simple">Kosa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lapakkam&amp;action=edit&amp;redlink=1" xlink:type="simple">Ala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iki/Anna_Nagar" xlink:type="simple">Anna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nnanur&amp;action=edit&amp;redlink=1" xlink:type="simple">Annan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gathiyar_Nagar&amp;action=edit&amp;redlink=1" xlink:type="simple">Agathiyar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iki/Ambattur" xlink:type="simple">Ambatt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Bhuvaneshwari_Nagar&amp;action=edit&amp;redlink=1" xlink:type="simple">Bhuvaneshwari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Chinmaya_Nagar&amp;action=edit&amp;redlink=1" xlink:type="simple">Chinmaya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C.M.D.A_Colony&amp;action=edit&amp;redlink=1" xlink:type="simple">C.M.D.A Colony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Defence_Colony&amp;action=edit&amp;redlink=1" xlink:type="simple">Defence Colony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di,_Chennai&amp;action=edit&amp;redlink=1" xlink:type="simple">Pad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yappakkam&amp;action=edit&amp;redlink=1" xlink:type="simple">Ayappakkam</text:a>.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vallur&amp;action=edit&amp;redlink=1" xlink:type="simple">Thiruvall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rakkonam&amp;action=edit&amp;redlink=1" xlink:type="simple">Arakkon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rattur&amp;action=edit&amp;redlink=1" xlink:type="simple">Koratt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ogappair_East&amp;action=edit&amp;redlink=1" xlink:type="simple">Mogappair Eas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ogappair_West&amp;action=edit&amp;redlink=1" xlink:type="simple">Mogappair Wes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rumbakkam&amp;action=edit&amp;redlink=1" xlink:type="simple">Aru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iki/Avadi" xlink:type="simple">Avad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udur,_Ambattur&amp;action=edit&amp;redlink=1" xlink:type="simple">Pud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duravoyal&amp;action=edit&amp;redlink=1" xlink:type="simple">Maduravoyal</text:a></text:p>
          </table:table-cell>
        </table:table-row>
        <table:table-row table:style-name="ro1">
          <table:table-cell office:value-type="string" calcext:value-type="string">
            <text:p><text:a xlink:href="https://simple.wikipedia.org/wiki/Koyambedu" xlink:type="simple">Koyambed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shok_Nagar,_Chennai&amp;action=edit&amp;redlink=1" xlink:type="simple">Ashok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K_Nagar&amp;action=edit&amp;redlink=1" xlink:type="simple">KK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K_Nagar_West&amp;action=edit&amp;redlink=1" xlink:type="simple">KK Nagar Wes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K_Nagar_East&amp;action=edit&amp;redlink=1" xlink:type="simple">KK Nagar Eas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rambakkam&amp;action=edit&amp;redlink=1" xlink:type="simple">Kar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Vadapalani&amp;action=edit&amp;redlink=1" xlink:type="simple">Vadapalan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aligramam&amp;action=edit&amp;redlink=1" xlink:type="simple">Saligram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hakthi_Nagar&amp;action=edit&amp;redlink=1" xlink:type="simple">Shakthi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ri_Iyyappa_Nagar&amp;action=edit&amp;redlink=1" xlink:type="simple">Sri Iyyappa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Virugambakkam&amp;action=edit&amp;redlink=1" xlink:type="simple">Virug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lwarthirunagar&amp;action=edit&amp;redlink=1" xlink:type="simple">Alwarthiru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Valasaravakkam&amp;action=edit&amp;redlink=1" xlink:type="simple">Valasarav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nindravur&amp;action=edit&amp;redlink=1" xlink:type="simple">Thirunindrav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mangalam,_Chennai&amp;action=edit&amp;redlink=1" xlink:type="simple">Thirumangal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mullaivayal&amp;action=edit&amp;redlink=1" xlink:type="simple">Thirumullaivayal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verkadu&amp;action=edit&amp;redlink=1" xlink:type="simple">Thiruverkad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Nandambakkam&amp;action=edit&amp;redlink=1" xlink:type="simple">Nand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Nerkundrum&amp;action=edit&amp;redlink=1" xlink:type="simple">Nerkundru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Nesapakkam&amp;action=edit&amp;redlink=1" xlink:type="simple">Nesa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Nolambur&amp;action=edit&amp;redlink=1" xlink:type="simple">Nolamb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Ramapuram,_Chennai&amp;action=edit&amp;redlink=1" xlink:type="simple">Ramapu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ugalivakkam&amp;action=edit&amp;redlink=1" xlink:type="simple">Mugaliv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ngadu&amp;action=edit&amp;redlink=1" xlink:type="simple">Mangad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GR_Nagar&amp;action=edit&amp;redlink=1" xlink:type="simple">M.G.R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.G.R_Garden&amp;action=edit&amp;redlink=1" xlink:type="simple">M.G.R Garden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llavan_Nagar&amp;action=edit&amp;redlink=1" xlink:type="simple">Pallavan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orur&amp;action=edit&amp;redlink=1" xlink:type="simple">Por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oonamallee&amp;action=edit&amp;redlink=1" xlink:type="simple">Poonamallee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oulivakkam&amp;action=edit&amp;redlink=1" xlink:type="simple">Moulivakkam</text:a></text:p>
          </table:table-cell>
        </table:table-row>
        <table:table-row table:style-name="ro2">
          <table:table-cell office:value-type="string" calcext:value-type="string">
            <text:p><text:a xlink:href="https://simple.wikipedia.org/w/index.php?title=Chennai_Metropolitan_Development_Authority&amp;action=edit&amp;redlink=1" xlink:type="simple">MMDA</text:a> Colony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ylapore&amp;action=edit&amp;redlink=1" xlink:type="simple">Mylapore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erungudi&amp;action=edit&amp;redlink=1" xlink:type="simple">Perungud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holinganallur&amp;action=edit&amp;redlink=1" xlink:type="simple">Sholinganall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landur&amp;action=edit&amp;redlink=1" xlink:type="simple">Aland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dyar_(Chennai)&amp;action=edit&amp;redlink=1" xlink:type="simple">Ady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iki/Besant_Nagar" xlink:type="simple">Besant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riplicane&amp;action=edit&amp;redlink=1" xlink:type="simple">Triplicane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._Nagar&amp;action=edit&amp;redlink=1" xlink:type="simple">T. Naga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vanmiyur&amp;action=edit&amp;redlink=1" xlink:type="simple">Thiruvanmiy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aidapet&amp;action=edit&amp;redlink=1" xlink:type="simple">Saida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Guindy&amp;action=edit&amp;redlink=1" xlink:type="simple">Guindy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dipakkam&amp;action=edit&amp;redlink=1" xlink:type="simple">Madi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Nanganallur&amp;action=edit&amp;redlink=1" xlink:type="simple">Nanganall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iki/Velachery" xlink:type="simple">Velachery</text:a></text:p>
          </table:table-cell>
        </table:table-row>
        <table:table-row table:style-name="ro1">
          <table:table-cell office:value-type="string" calcext:value-type="string">
            <text:p><text:a xlink:href="https://simple.wikipedia.org/wiki/Taramani" xlink:type="simple">Taraman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llikaranai&amp;action=edit&amp;redlink=1" xlink:type="simple">Pallikaran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eelkattalai&amp;action=edit&amp;redlink=1" xlink:type="simple">Keelkattal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vilambakkam&amp;action=edit&amp;redlink=1" xlink:type="simple">Kovil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oraipakkam&amp;action=edit&amp;redlink=1" xlink:type="simple">Thorai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Neelankarai&amp;action=edit&amp;redlink=1" xlink:type="simple">Neelankar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Injambakkam&amp;action=edit&amp;redlink=1" xlink:type="simple">Inj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Chromepet&amp;action=edit&amp;redlink=1" xlink:type="simple">Chrome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llavaram&amp;action=edit&amp;redlink=1" xlink:type="simple">Pallava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ambaram&amp;action=edit&amp;redlink=1" xlink:type="simple">Tamba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erungalathur&amp;action=edit&amp;redlink=1" xlink:type="simple">Perungalath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lavanthangal&amp;action=edit&amp;redlink=1" xlink:type="simple">Palavanthangal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eerkankaranai&amp;action=edit&amp;redlink=1" xlink:type="simple">Peerkankaran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udichur&amp;action=edit&amp;redlink=1" xlink:type="simple">Mudich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Vandalur&amp;action=edit&amp;redlink=1" xlink:type="simple">Vandal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lappakkam&amp;action=edit&amp;redlink=1" xlink:type="simple">Kolap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ndigai&amp;action=edit&amp;redlink=1" xlink:type="simple">Kandig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mbakkam&amp;action=edit&amp;redlink=1" xlink:type="simple">M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udhupakkam&amp;action=edit&amp;redlink=1" xlink:type="simple">Pudhu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lavakkam&amp;action=edit&amp;redlink=1" xlink:type="simple">Palav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Varadharajapuram&amp;action=edit&amp;redlink=1" xlink:type="simple">Varadharajapuram</text:a></text:p>
          </table:table-cell>
        </table:table-row>
        <table:table-row table:style-name="ro1">
          <table:table-cell office:value-type="string" calcext:value-type="string">
            <text:p>Medavakkam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zhaverkadu&amp;action=edit&amp;redlink=1" xlink:type="simple">Pazhaverkad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onneri&amp;action=edit&amp;redlink=1" xlink:type="simple">Ponner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thipattu&amp;action=edit&amp;redlink=1" xlink:type="simple">Athipatt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holavaram&amp;action=edit&amp;redlink=1" xlink:type="simple">Sholava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injur&amp;action=edit&amp;redlink=1" xlink:type="simple">Minj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Red_Hills,_Chennai&amp;action=edit&amp;redlink=1" xlink:type="simple">Red Hills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Ennore&amp;action=edit&amp;redlink=1" xlink:type="simple">Ennore</text:a></text:p>
          </table:table-cell>
        </table:table-row>
        <table:table-row table:style-name="ro1">
          <table:table-cell office:value-type="string" calcext:value-type="string">
            <text:p><text:a xlink:href="https://simple.wikipedia.org/wiki/Avadi" xlink:type="simple">Avad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ttabiram&amp;action=edit&amp;redlink=1" xlink:type="simple">Pattabi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nindravur&amp;action=edit&amp;redlink=1" xlink:type="simple">Thirunindrav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Iyyappanthangal&amp;action=edit&amp;redlink=1" xlink:type="simple">Iyyappanthangal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ttupakkam&amp;action=edit&amp;redlink=1" xlink:type="simple">Kattu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oonamallee&amp;action=edit&amp;redlink=1" xlink:type="simple">Poonamallee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mazhisai&amp;action=edit&amp;redlink=1" xlink:type="simple">Thirumazhis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vallur&amp;action=edit&amp;redlink=1" xlink:type="simple">Thiruvall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llavaram&amp;action=edit&amp;redlink=1" xlink:type="simple">Pallava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ozhichalur&amp;action=edit&amp;redlink=1" xlink:type="simple">Pozhichal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Anakaputhur&amp;action=edit&amp;redlink=1" xlink:type="simple">Anakaputh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Pammal&amp;action=edit&amp;redlink=1" xlink:type="simple">Pammal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undrathur&amp;action=edit&amp;redlink=1" xlink:type="simple">Kundrath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ngadu&amp;action=edit&amp;redlink=1" xlink:type="simple">Mangadu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Chrompet&amp;action=edit&amp;redlink=1" xlink:type="simple">Chrompet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hiruneermalai&amp;action=edit&amp;redlink=1" xlink:type="simple">Thiruneermal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eelkattalai&amp;action=edit&amp;redlink=1" xlink:type="simple">Keelkattalai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Chitlapakkam&amp;action=edit&amp;redlink=1" xlink:type="simple">Chitla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Tambaram&amp;action=edit&amp;redlink=1" xlink:type="simple">Tambar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elaiyur&amp;action=edit&amp;redlink=1" xlink:type="simple">Selaiyur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adambakkam&amp;action=edit&amp;redlink=1" xlink:type="simple">Mad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Medavakkam&amp;action=edit&amp;redlink=1" xlink:type="simple">Medav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ithalapakkam&amp;action=edit&amp;redlink=1" xlink:type="simple">Sithala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vilambakkam&amp;action=edit&amp;redlink=1" xlink:type="simple">Kovil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Nanmangalam&amp;action=edit&amp;redlink=1" xlink:type="simple">Nanmangal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rapakkam&amp;action=edit&amp;redlink=1" xlink:type="simple">Karap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anathur,_Tamil_Nadu&amp;action=edit&amp;redlink=1" xlink:type="simple">Kanathur</text:a></text:p>
          </table:table-cell>
        </table:table-row>
        <table:table-row table:style-name="ro1">
          <table:table-cell office:value-type="string" calcext:value-type="string">
            <text:p>Muttukadu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elambakkam&amp;action=edit&amp;redlink=1" xlink:type="simple">Kelambakk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Kovalam,_Tamil_Nadu&amp;action=edit&amp;redlink=1" xlink:type="simple">Kovalam</text:a></text:p>
          </table:table-cell>
        </table:table-row>
        <table:table-row table:style-name="ro1">
          <table:table-cell office:value-type="string" calcext:value-type="string">
            <text:p><text:a xlink:href="https://simple.wikipedia.org/w/index.php?title=Siruseri&amp;action=edit&amp;redlink=1" xlink:type="simple">Siruse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17:01.119000000</meta:creation-date>
    <dc:date>2020-01-31T09:18:53.716000000</dc:date>
    <meta:editing-duration>PT1M56S</meta:editing-duration>
    <meta:editing-cycles>1</meta:editing-cycles>
    <meta:document-statistic meta:table-count="1" meta:cell-count="195" meta:object-count="0"/>
    <meta:generator>LibreOffice/6.2.2.2$Windows_X86_64 LibreOffice_project/2b840030fec2aae0fd2658d8d4f9548af4e3518d</meta:generator>
  </office:meta>
</office:document-meta>
</file>